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fo:hyphenate="true" fo:hyphenation-push-char-count="7"/>
    </style:style>
    <style:style style:name="P2" style:family="paragraph">
      <style:text-properties fo:hyphenate="true" fo:hyphenation-push-char-count="4"/>
    </style:style>
  </office:automatic-styles>
  <office:body>
    <office:text>
      <text:p text:style-name="P1"> This is an example of text supporting hyphenation and the minimum number of characters that are moved to the next line is 7. 
    </text:p>
      <text:p/>
      <text:p/>
      <text:p text:style-name="P1"> This is an example of text supporting hyphenation and the minimum number of characters that are moved to the next line is 4.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